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07in"/>
    </style:style>
    <style:style style:name="co2" style:family="table-column">
      <style:table-column-properties fo:break-before="auto" style:column-width="1.7839in"/>
    </style:style>
    <style:style style:name="co3" style:family="table-column">
      <style:table-column-properties fo:break-before="auto" style:column-width="0.8457in"/>
    </style:style>
    <style:style style:name="co4" style:family="table-column">
      <style:table-column-properties fo:break-before="auto" style:column-width="1.9689in"/>
    </style:style>
    <style:style style:name="co5" style:family="table-column">
      <style:table-column-properties fo:break-before="auto" style:column-width="0.4402in"/>
    </style:style>
    <style:style style:name="co6" style:family="table-column">
      <style:table-column-properties fo:break-before="auto" style:column-width="0.7874in"/>
    </style:style>
    <style:style style:name="co7" style:family="table-column">
      <style:table-column-properties fo:break-before="auto" style:column-width="1.1811in"/>
    </style:style>
    <style:style style:name="co8" style:family="table-column">
      <style:table-column-properties fo:break-before="auto" style:column-width="0.3634in"/>
    </style:style>
    <style:style style:name="co9" style:family="table-column">
      <style:table-column-properties fo:break-before="auto" style:column-width="1.211in"/>
    </style:style>
    <style:style style:name="co10" style:family="table-column">
      <style:table-column-properties fo:break-before="auto" style:column-width="1.5752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3681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1846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6252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3728in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2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font-size-asian="10pt" style:font-size-complex="10pt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font-size-asian="10pt" style:font-size-complex="10pt"/>
    </style:style>
    <style:style style:name="ce2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font-size-asian="10pt" style:font-size-complex="10pt"/>
    </style:style>
    <style:style style:name="ce30" style:family="table-cell" style:parent-style-name="Default">
      <style:table-cell-properties style:glyph-orientation-vertical="0" fo:border-bottom="0.0138in solid #000000" fo:background-color="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7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padding="0.0335in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0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9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fo:background-color="#ffffcc"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border-bottom="none" fo:background-color="#ffffcc" style:diagonal-bl-tr="none" style:diagonal-tl-br="none" fo:border-left="0.0138in solid #000000" fo:padding="0.0335in" fo:border-right="0.0138in solid #000000" fo:border-top="0.0138in solid #000000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style:diagonal-bl-tr="none" style:diagonal-tl-br="none" fo:background-color="transparent" fo:border="0.0138in solid #000000" fo:padding="0.0335in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ackground-color="#e6e6ff"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8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138in solid #000000" style:direction="ltr" fo:padding="0.0335in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9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0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138in solid #000000" style:direction="ltr" fo:padding="0.0335in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0.0138in solid #000000" style:diagonal-bl-tr="none" style:diagonal-tl-br="none" fo:border-left="0.0138in solid #000000" fo:padding="0.0335in" fo:border-right="0.0138in solid #000000" fo:border-top="none"/>
      <style:text-properties style:font-name="Arial" fo:font-size="10pt" style:font-size-asian="10pt" style:font-size-complex="10pt"/>
    </style:style>
    <style:style style:name="ce53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bcbcbc" draw:stroke-linejoin="miter" draw:fill="solid" draw:fill-color="#ffffff" draw:textarea-horizontal-align="justify" draw:textarea-vertical-align="top" draw:auto-grow-height="false" fo:padding-top="0.0512in" fo:padding-bottom="0.0512in" fo:padding-left="0.0984in" fo:padding-right="0.0984in" fo:wrap-option="wrap"/>
    </style:style>
    <style:style style:name="gr2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Daniel Castillo&quot;;&quot;Mario Batres&quot;)" table:allow-empty-cell="true" table:display-list="unsorted" table:base-cell-address="Sprint.I15">
          <table:error-message table:message-type="stop" table:display="true"/>
        </table:content-validation>
        <table:content-validation table:name="val4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1" table:number-columns-repeated="233" table:default-cell-style-name="ce7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Sprint Backlog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>
            <draw:custom-shape table:end-cell-address="Descripción.H8" table:end-x="0.878in" table:end-y="0.0102in" draw:z-index="0" draw:name="1 CuadroTexto" draw:style-name="gr1" draw:text-style-name="P2" svg:width="7.0417in" svg:height="0.8126in" svg:x="0in" svg:y="0.0004in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0.8772in" table:end-y="0.1783in" draw:z-index="1" draw:name="2 CuadroTexto" draw:style-name="gr1" draw:text-style-name="P2" svg:width="7.052in" svg:height="3.9906in" svg:x="0.8661in" svg:y="0in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1">
            <text:p>1</text:p>
          </table:table-cell>
          <table:table-cell table:style-name="ce19" office:value-type="date" office:date-value="2010-04-05">
            <text:p>Apr 0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3">
            <text:p>3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12"/>
          <table:covered-table-cell table:style-name="ce12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Daniel Castillo</text:p>
          </table:table-cell>
          <table:table-cell table:style-name="ce20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En Curso</text:p>
          </table:table-cell>
          <table:table-cell table:style-name="ce16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lguien Má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Eliminada</text:p>
          </table:table-cell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table:number-columns-repeated="3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number-columns-repeated="30" table:default-cell-style-name="ce8"/>
        <table:table-column table:style-name="co3" table:number-columns-repeated="28" table:default-cell-style-name="ce8"/>
        <table:table-column table:style-name="co3" table:number-columns-repeated="957" table:default-cell-style-name="Default"/>
        <table:table-row table:style-name="ro3">
          <table:table-cell table:number-columns-repeated="1024"/>
        </table:table-row>
        <table:table-row table:style-name="ro4">
          <table:table-cell table:number-columns-repeated="10"/>
          <table:table-cell table:style-name="ce49"/>
          <table:table-cell table:style-name="ce50"/>
          <table:table-cell table:number-columns-repeated="1012"/>
        </table:table-row>
        <table:table-row table:style-name="ro3">
          <table:table-cell table:number-columns-repeated="2"/>
          <table:table-cell table:style-name="ce21" office:value-type="string">
            <text:p>Sprint</text:p>
          </table:table-cell>
          <table:table-cell table:style-name="ce21" office:value-type="string">
            <text:p>Fecha de Inicio</text:p>
          </table:table-cell>
          <table:table-cell table:style-name="ce21" office:value-type="string">
            <text:p>Duración (Día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3" table:formula="of:=[$Configuracion.B9]" office:value-type="float" office:value="1">
            <text:p>1</text:p>
          </table:table-cell>
          <table:table-cell table:style-name="ce19" table:formula="of:=[$Configuracion.C9]" office:value-type="date" office:date-value="2010-04-05">
            <text:p>Apr 05</text:p>
          </table:table-cell>
          <table:table-cell table:style-name="ce13" table:formula="of:=[$Configuracion.D9]" office:value-type="float" office:value="20">
            <text:p>20</text:p>
          </table:table-cell>
          <table:table-cell table:number-columns-repeated="4"/>
          <table:table-cell table:style-name="ce39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39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39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39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39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39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39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39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39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39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39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39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39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39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39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39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39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39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39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39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39" office:value-type="string">
            <text:p>D</text:p>
          </table:table-cell>
          <table:table-cell table:style-name="ce39" office:value-type="string">
            <text:p>L</text:p>
          </table:table-cell>
          <table:table-cell table:style-name="ce39" office:value-type="string">
            <text:p>M</text:p>
          </table:table-cell>
          <table:table-cell table:style-name="ce39" office:value-type="string">
            <text:p>X</text:p>
          </table:table-cell>
          <table:table-cell table:style-name="ce39" office:value-type="string">
            <text:p>J</text:p>
          </table:table-cell>
          <table:table-cell table:style-name="ce39" office:value-type="string">
            <text:p>V</text:p>
          </table:table-cell>
          <table:table-cell table:style-name="ce39" office:value-type="string">
            <text:p>S</text:p>
          </table:table-cell>
          <table:table-cell table:style-name="ce39" office:value-type="string">
            <text:p>D</text:p>
          </table:table-cell>
          <table:table-cell table:style-name="ce39" office:value-type="string">
            <text:p>L</text:p>
          </table:table-cell>
          <table:table-cell table:style-name="ce39"/>
          <table:table-cell table:number-columns-repeated="985"/>
        </table:table-row>
        <table:table-row table:style-name="ro6">
          <table:table-cell table:number-columns-repeated="9"/>
          <table:table-cell table:style-name="ce40" table:formula="of:=[$Configuracion.C9]" office:value-type="date" office:date-value="2010-04-05">
            <text:p>Apr 05</text:p>
          </table:table-cell>
          <table:table-cell table:style-name="ce40" office:value-type="date" office:date-value="2010-04-06">
            <text:p>Apr 06</text:p>
          </table:table-cell>
          <table:table-cell table:style-name="ce40" office:value-type="date" office:date-value="2010-04-07">
            <text:p>Apr 07</text:p>
          </table:table-cell>
          <table:table-cell table:style-name="ce40" office:value-type="date" office:date-value="2010-04-08">
            <text:p>Apr 08</text:p>
          </table:table-cell>
          <table:table-cell table:style-name="ce40" office:value-type="date" office:date-value="2010-04-09">
            <text:p>Apr 09</text:p>
          </table:table-cell>
          <table:table-cell table:style-name="ce40" office:value-type="date" office:date-value="2010-04-10">
            <text:p>Apr 10</text:p>
          </table:table-cell>
          <table:table-cell table:style-name="ce40" office:value-type="date" office:date-value="2010-04-11">
            <text:p>Apr 11</text:p>
          </table:table-cell>
          <table:table-cell table:style-name="ce40" office:value-type="date" office:date-value="2010-04-12">
            <text:p>Apr 12</text:p>
          </table:table-cell>
          <table:table-cell table:style-name="ce40" office:value-type="date" office:date-value="2010-04-13">
            <text:p>Apr 13</text:p>
          </table:table-cell>
          <table:table-cell table:style-name="ce40" office:value-type="date" office:date-value="2010-04-14">
            <text:p>Apr 14</text:p>
          </table:table-cell>
          <table:table-cell table:style-name="ce40" office:value-type="date" office:date-value="2010-04-15">
            <text:p>Apr 15</text:p>
          </table:table-cell>
          <table:table-cell table:style-name="ce40" office:value-type="date" office:date-value="2010-04-16">
            <text:p>Apr 16</text:p>
          </table:table-cell>
          <table:table-cell table:style-name="ce40" office:value-type="date" office:date-value="2010-04-17">
            <text:p>Apr 17</text:p>
          </table:table-cell>
          <table:table-cell table:style-name="ce40" office:value-type="date" office:date-value="2010-04-18">
            <text:p>Apr 18</text:p>
          </table:table-cell>
          <table:table-cell table:style-name="ce40" office:value-type="date" office:date-value="2010-04-19">
            <text:p>Apr 19</text:p>
          </table:table-cell>
          <table:table-cell table:style-name="ce40" office:value-type="date" office:date-value="2010-04-20">
            <text:p>Apr 20</text:p>
          </table:table-cell>
          <table:table-cell table:style-name="ce40" office:value-type="date" office:date-value="2010-04-21">
            <text:p>Apr 21</text:p>
          </table:table-cell>
          <table:table-cell table:style-name="ce40" office:value-type="date" office:date-value="2010-04-22">
            <text:p>Apr 22</text:p>
          </table:table-cell>
          <table:table-cell table:style-name="ce40" office:value-type="date" office:date-value="2010-04-23">
            <text:p>Apr 23</text:p>
          </table:table-cell>
          <table:table-cell table:style-name="ce40" office:value-type="date" office:date-value="2010-04-24">
            <text:p>Apr 24</text:p>
          </table:table-cell>
          <table:table-cell table:style-name="ce40" office:value-type="date" office:date-value="2010-04-25">
            <text:p>Apr 25</text:p>
          </table:table-cell>
          <table:table-cell table:style-name="ce40" office:value-type="date" office:date-value="2010-04-26">
            <text:p>Apr 26</text:p>
          </table:table-cell>
          <table:table-cell table:style-name="ce40" office:value-type="date" office:date-value="2010-04-27">
            <text:p>Apr 27</text:p>
          </table:table-cell>
          <table:table-cell table:style-name="ce40" office:value-type="date" office:date-value="2010-04-28">
            <text:p>Apr 28</text:p>
          </table:table-cell>
          <table:table-cell table:style-name="ce40" office:value-type="date" office:date-value="2010-04-29">
            <text:p>Apr 29</text:p>
          </table:table-cell>
          <table:table-cell table:style-name="ce40" office:value-type="date" office:date-value="2010-04-30">
            <text:p>Apr 30</text:p>
          </table:table-cell>
          <table:table-cell table:style-name="ce40" office:value-type="date" office:date-value="2010-05-01">
            <text:p>May 01</text:p>
          </table:table-cell>
          <table:table-cell table:style-name="ce40" office:value-type="date" office:date-value="2010-05-02">
            <text:p>May 02</text:p>
          </table:table-cell>
          <table:table-cell table:style-name="ce40" office:value-type="date" office:date-value="2010-05-03">
            <text:p>May 03</text:p>
          </table:table-cell>
          <table:table-cell table:style-name="ce53" table:formula="of:=IF(AND([.AL5]&lt;WORKDAY([.D4];[.E4])-1;[.AL5]&lt;&gt;0);WORKDAY([.AL5];1;[$Configuracion.E14:.E23]);&quot;&quot;)">
            <text:p/>
          </table:table-cell>
          <table:table-cell table:number-columns-repeated="985"/>
        </table:table-row>
        <table:table-row table:style-name="ro7">
          <table:table-cell table:number-columns-repeated="7"/>
          <table:table-cell table:style-name="ce32" office:value-type="string" table:number-columns-spanned="2" table:number-rows-spanned="1">
            <text:p>Tareas Pendientes</text:p>
          </table:table-cell>
          <table:covered-table-cell table:style-name="ce32"/>
          <table:table-cell table:style-name="ce41" table:formula="of:=COUNTIF([.J10:.J20];&quot;&gt;0&quot;)" office:value-type="float" office:value="7">
            <text:p>7</text:p>
          </table:table-cell>
          <table:table-cell table:style-name="ce41" table:formula="of:=COUNTIF([.K10:.K20];&quot;&gt;0&quot;)" office:value-type="float" office:value="6">
            <text:p>6</text:p>
          </table:table-cell>
          <table:table-cell table:style-name="ce41" table:formula="of:=COUNTIF([.L10:.L20];&quot;&gt;0&quot;)" office:value-type="float" office:value="6">
            <text:p>6</text:p>
          </table:table-cell>
          <table:table-cell table:style-name="ce41" table:formula="of:=COUNTIF([.M10:.M20];&quot;&gt;0&quot;)" office:value-type="float" office:value="6">
            <text:p>6</text:p>
          </table:table-cell>
          <table:table-cell table:style-name="ce41" table:formula="of:=COUNTIF([.N10:.N20];&quot;&gt;0&quot;)" office:value-type="float" office:value="6">
            <text:p>6</text:p>
          </table:table-cell>
          <table:table-cell table:style-name="ce41" table:formula="of:=COUNTIF([.O10:.O20];&quot;&gt;0&quot;)" office:value-type="float" office:value="6">
            <text:p>6</text:p>
          </table:table-cell>
          <table:table-cell table:style-name="ce41" table:formula="of:=COUNTIF([.P10:.P20];&quot;&gt;0&quot;)" office:value-type="float" office:value="6">
            <text:p>6</text:p>
          </table:table-cell>
          <table:table-cell table:style-name="ce41" table:formula="of:=COUNTIF([.Q10:.Q20];&quot;&gt;0&quot;)" office:value-type="float" office:value="5">
            <text:p>5</text:p>
          </table:table-cell>
          <table:table-cell table:style-name="ce41" table:formula="of:=COUNTIF([.R10:.R20];&quot;&gt;0&quot;)" office:value-type="float" office:value="5">
            <text:p>5</text:p>
          </table:table-cell>
          <table:table-cell table:style-name="ce41" table:formula="of:=COUNTIF([.S10:.S20];&quot;&gt;0&quot;)" office:value-type="float" office:value="5">
            <text:p>5</text:p>
          </table:table-cell>
          <table:table-cell table:style-name="ce41" table:formula="of:=COUNTIF([.T10:.T20];&quot;&gt;0&quot;)" office:value-type="float" office:value="4">
            <text:p>4</text:p>
          </table:table-cell>
          <table:table-cell table:style-name="ce41" table:formula="of:=COUNTIF([.U10:.U20];&quot;&gt;0&quot;)" office:value-type="float" office:value="3">
            <text:p>3</text:p>
          </table:table-cell>
          <table:table-cell table:style-name="ce41" table:formula="of:=COUNTIF([.V10:.V20];&quot;&gt;0&quot;)" office:value-type="float" office:value="2">
            <text:p>2</text:p>
          </table:table-cell>
          <table:table-cell table:style-name="ce41" table:formula="of:=COUNTIF([.W10:.W20];&quot;&gt;0&quot;)" office:value-type="float" office:value="1">
            <text:p>1</text:p>
          </table:table-cell>
          <table:table-cell table:style-name="ce41" table:formula="of:=COUNTIF([.X10:.X20];&quot;&gt;0&quot;)" office:value-type="float" office:value="0">
            <text:p>0</text:p>
          </table:table-cell>
          <table:table-cell table:style-name="ce41" table:formula="of:=COUNTIF([.Y10:.Y20];&quot;&gt;0&quot;)" office:value-type="float" office:value="0">
            <text:p>0</text:p>
          </table:table-cell>
          <table:table-cell table:style-name="ce41" table:formula="of:=COUNTIF([.Z10:.Z20];&quot;&gt;0&quot;)" office:value-type="float" office:value="0">
            <text:p>0</text:p>
          </table:table-cell>
          <table:table-cell table:style-name="ce41" table:formula="of:=COUNTIF([.AA10:.AA20];&quot;&gt;0&quot;)" office:value-type="float" office:value="0">
            <text:p>0</text:p>
          </table:table-cell>
          <table:table-cell table:style-name="ce41" table:formula="of:=COUNTIF([.AB10:.AB20];&quot;&gt;0&quot;)" office:value-type="float" office:value="0">
            <text:p>0</text:p>
          </table:table-cell>
          <table:table-cell table:style-name="ce41" table:formula="of:=COUNTIF([.AC10:.AC20];&quot;&gt;0&quot;)" office:value-type="float" office:value="0">
            <text:p>0</text:p>
          </table:table-cell>
          <table:table-cell table:style-name="ce41" table:formula="of:=COUNTIF([.AD10:.AD20];&quot;&gt;0&quot;)" office:value-type="float" office:value="0">
            <text:p>0</text:p>
          </table:table-cell>
          <table:table-cell table:style-name="ce41" table:formula="of:=COUNTIF([.AE10:.AE20];&quot;&gt;0&quot;)" office:value-type="float" office:value="0">
            <text:p>0</text:p>
          </table:table-cell>
          <table:table-cell table:style-name="ce41" table:formula="of:=COUNTIF([.AF10:.AF20];&quot;&gt;0&quot;)" office:value-type="float" office:value="0">
            <text:p>0</text:p>
          </table:table-cell>
          <table:table-cell table:style-name="ce41" table:formula="of:=COUNTIF([.AG10:.AG20];&quot;&gt;0&quot;)" office:value-type="float" office:value="0">
            <text:p>0</text:p>
          </table:table-cell>
          <table:table-cell table:style-name="ce41" table:formula="of:=COUNTIF([.AH10:.AH20];&quot;&gt;0&quot;)" office:value-type="float" office:value="0">
            <text:p>0</text:p>
          </table:table-cell>
          <table:table-cell table:style-name="ce41" table:formula="of:=COUNTIF([.AI10:.AI20];&quot;&gt;0&quot;)" office:value-type="float" office:value="0">
            <text:p>0</text:p>
          </table:table-cell>
          <table:table-cell table:style-name="ce41" table:formula="of:=COUNTIF([.AJ10:.AJ20];&quot;&gt;0&quot;)" office:value-type="float" office:value="0">
            <text:p>0</text:p>
          </table:table-cell>
          <table:table-cell table:style-name="ce41" table:formula="of:=COUNTIF([.AK10:.AK20];&quot;&gt;0&quot;)" office:value-type="float" office:value="0">
            <text:p>0</text:p>
          </table:table-cell>
          <table:table-cell table:style-name="ce41" table:formula="of:=COUNTIF([.AL10:.AL20];&quot;&gt;0&quot;)" office:value-type="float" office:value="1">
            <text:p>1</text:p>
          </table:table-cell>
          <table:table-cell table:style-name="ce41" table:formula="of:=COUNTIF([.AM10:.AM20];&quot;&gt;0&quot;)" office:value-type="float" office:value="0">
            <text:p>0</text:p>
          </table:table-cell>
          <table:table-cell table:number-columns-repeated="985"/>
        </table:table-row>
        <table:table-row table:style-name="ro7">
          <table:table-cell table:number-columns-repeated="7"/>
          <table:table-cell table:style-name="ce33" office:value-type="string" table:number-columns-spanned="2" table:number-rows-spanned="1">
            <text:p>Horas de Trabajo Pendientes</text:p>
          </table:table-cell>
          <table:covered-table-cell table:style-name="ce33"/>
          <table:table-cell table:style-name="ce42" table:formula="of:=SUM([.J10:.J20])" office:value-type="float" office:value="48">
            <text:p>48</text:p>
          </table:table-cell>
          <table:table-cell table:style-name="ce42" table:formula="of:=SUM([.K10:.K20])" office:value-type="float" office:value="42">
            <text:p>42</text:p>
          </table:table-cell>
          <table:table-cell table:style-name="ce42" table:formula="of:=SUM([.L10:.L20])" office:value-type="float" office:value="39">
            <text:p>39</text:p>
          </table:table-cell>
          <table:table-cell table:style-name="ce42" table:formula="of:=SUM([.M10:.M20])" office:value-type="float" office:value="36">
            <text:p>36</text:p>
          </table:table-cell>
          <table:table-cell table:style-name="ce42" table:formula="of:=SUM([.N10:.N20])" office:value-type="float" office:value="33">
            <text:p>33</text:p>
          </table:table-cell>
          <table:table-cell table:style-name="ce42" table:formula="of:=SUM([.O10:.O20])" office:value-type="float" office:value="30">
            <text:p>30</text:p>
          </table:table-cell>
          <table:table-cell table:style-name="ce42" table:formula="of:=SUM([.P10:.P20])" office:value-type="float" office:value="27">
            <text:p>27</text:p>
          </table:table-cell>
          <table:table-cell table:style-name="ce42" table:formula="of:=SUM([.Q10:.Q20])" office:value-type="float" office:value="24">
            <text:p>24</text:p>
          </table:table-cell>
          <table:table-cell table:style-name="ce42" table:formula="of:=SUM([.R10:.R20])" office:value-type="float" office:value="21">
            <text:p>21</text:p>
          </table:table-cell>
          <table:table-cell table:style-name="ce42" table:formula="of:=SUM([.S10:.S20])" office:value-type="float" office:value="18">
            <text:p>18</text:p>
          </table:table-cell>
          <table:table-cell table:style-name="ce42" table:formula="of:=SUM([.T10:.T20])" office:value-type="float" office:value="15">
            <text:p>15</text:p>
          </table:table-cell>
          <table:table-cell table:style-name="ce42" table:formula="of:=SUM([.U10:.U20])" office:value-type="float" office:value="12">
            <text:p>12</text:p>
          </table:table-cell>
          <table:table-cell table:style-name="ce42" table:formula="of:=SUM([.V10:.V20])" office:value-type="float" office:value="9">
            <text:p>9</text:p>
          </table:table-cell>
          <table:table-cell table:style-name="ce42" table:formula="of:=SUM([.W10:.W20])" office:value-type="float" office:value="3">
            <text:p>3</text:p>
          </table:table-cell>
          <table:table-cell table:style-name="ce42" table:formula="of:=SUM([.X10:.X20])" office:value-type="float" office:value="0">
            <text:p>0</text:p>
          </table:table-cell>
          <table:table-cell table:style-name="ce42" table:formula="of:=SUM([.Y10:.Y20])" office:value-type="float" office:value="0">
            <text:p>0</text:p>
          </table:table-cell>
          <table:table-cell table:style-name="ce42" table:formula="of:=SUM([.Z10:.Z20])" office:value-type="float" office:value="0">
            <text:p>0</text:p>
          </table:table-cell>
          <table:table-cell table:style-name="ce42" table:formula="of:=SUM([.AA10:.AA20])" office:value-type="float" office:value="0">
            <text:p>0</text:p>
          </table:table-cell>
          <table:table-cell table:style-name="ce42" table:formula="of:=SUM([.AB10:.AB20])" office:value-type="float" office:value="0">
            <text:p>0</text:p>
          </table:table-cell>
          <table:table-cell table:style-name="ce42" table:formula="of:=SUM([.AC10:.AC20])" office:value-type="float" office:value="0">
            <text:p>0</text:p>
          </table:table-cell>
          <table:table-cell table:style-name="ce42" table:formula="of:=SUM([.AD10:.AD20])" office:value-type="float" office:value="0">
            <text:p>0</text:p>
          </table:table-cell>
          <table:table-cell table:style-name="ce42" table:formula="of:=SUM([.AE10:.AE20])" office:value-type="float" office:value="0">
            <text:p>0</text:p>
          </table:table-cell>
          <table:table-cell table:style-name="ce42" table:formula="of:=SUM([.AF10:.AF20])" office:value-type="float" office:value="0">
            <text:p>0</text:p>
          </table:table-cell>
          <table:table-cell table:style-name="ce42" table:formula="of:=SUM([.AG10:.AG20])" office:value-type="float" office:value="0">
            <text:p>0</text:p>
          </table:table-cell>
          <table:table-cell table:style-name="ce42" table:formula="of:=SUM([.AH10:.AH20])" office:value-type="float" office:value="0">
            <text:p>0</text:p>
          </table:table-cell>
          <table:table-cell table:style-name="ce42" table:formula="of:=SUM([.AI10:.AI20])" office:value-type="float" office:value="0">
            <text:p>0</text:p>
          </table:table-cell>
          <table:table-cell table:style-name="ce42" table:formula="of:=SUM([.AJ10:.AJ20])" office:value-type="float" office:value="0">
            <text:p>0</text:p>
          </table:table-cell>
          <table:table-cell table:style-name="ce42" table:formula="of:=SUM([.AK10:.AK20])" office:value-type="float" office:value="0">
            <text:p>0</text:p>
          </table:table-cell>
          <table:table-cell table:style-name="ce42" table:formula="of:=SUM([.AL10:.AL20])" office:value-type="float" office:value="7">
            <text:p>7</text:p>
          </table:table-cell>
          <table:table-cell table:style-name="ce42" table:formula="of:=SUM([.AM10:.AM20])" office:value-type="float" office:value="0">
            <text:p>0</text:p>
          </table:table-cell>
          <table:table-cell table:number-columns-repeated="985"/>
        </table:table-row>
        <table:table-row table:style-name="ro7">
          <table:table-cell/>
          <table:table-cell table:style-name="ce21" office:value-type="string" table:number-columns-spanned="8" table:number-rows-spanned="1">
            <text:p>Sprint Backlog 1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43" office:value-type="string" table:number-columns-spanned="30" table:number-rows-spanned="2">
            <text:p>Esfuerzo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number-columns-repeated="985"/>
        </table:table-row>
        <table:table-row table:style-name="ro3">
          <table:table-cell/>
          <table:table-cell table:style-name="ce21" office:value-type="string">
            <text:p>ID</text:p>
          </table:table-cell>
          <table:table-cell table:style-name="ce21" office:value-type="string" table:number-columns-spanned="2" table:number-rows-spanned="1">
            <text:p>Tarea Product Backlog</text:p>
          </table:table-cell>
          <table:covered-table-cell table:style-name="ce30"/>
          <table:table-cell table:style-name="ce21" office:value-type="string" table:number-columns-spanned="2" table:number-rows-spanned="1">
            <text:p>Tarea</text:p>
          </table:table-cell>
          <table:covered-table-cell table:style-name="ce30"/>
          <table:table-cell table:style-name="ce21" office:value-type="string">
            <text:p>Tipo</text:p>
          </table:table-cell>
          <table:table-cell table:style-name="ce21" office:value-type="string">
            <text:p>Estado</text:p>
          </table:table-cell>
          <table:table-cell table:style-name="ce21" office:value-type="string">
            <text:p>Responsable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number-columns-repeated="985"/>
        </table:table-row>
        <table:table-row table:style-name="ro8">
          <table:table-cell/>
          <table:table-cell table:style-name="ce22" office:value-type="float" office:value="1">
            <text:p>1</text:p>
          </table:table-cell>
          <table:table-cell table:style-name="ce25" office:value-type="string" table:number-columns-spanned="2" table:number-rows-spanned="1">
            <text:p>Creación del diagrama ER de la base de datos</text:p>
          </table:table-cell>
          <table:covered-table-cell table:style-name="ce26"/>
          <table:table-cell table:style-name="ce26" office:value-type="string" table:number-columns-spanned="2" table:number-rows-spanned="1">
            <text:p>Reuniones para conocer la lógica del negocio</text:p>
          </table:table-cell>
          <table:covered-table-cell table:style-name="ce26"/>
          <table:table-cell table:style-name="ce22" table:content-validation-name="val1" office:value-type="string">
            <text:p>Requerimientos</text:p>
          </table:table-cell>
          <table:table-cell table:style-name="ce34" table:content-validation-name="val2"/>
          <table:table-cell table:style-name="ce22" table:content-validation-name="val3" office:value-type="string">
            <text:p>Daniel Castillo</text:p>
          </table:table-cell>
          <table:table-cell table:style-name="ce45" office:value-type="float" office:value="3">
            <text:p>3</text:p>
          </table:table-cell>
          <table:table-cell table:style-name="ce45" office:value-type="float" office:value="0">
            <text:p>0</text:p>
          </table:table-cell>
          <table:table-cell table:style-name="ce45" table:number-columns-repeated="15"/>
          <table:table-cell table:style-name="ce52" table:number-columns-repeated="8"/>
          <table:table-cell table:style-name="ce37" table:number-columns-repeated="5"/>
          <table:table-cell table:number-columns-repeated="985"/>
        </table:table-row>
        <table:table-row table:style-name="ro8">
          <table:table-cell/>
          <table:table-cell table:style-name="ce22"/>
          <table:table-cell table:style-name="ce26" table:number-columns-spanned="2" table:number-rows-spanned="1"/>
          <table:covered-table-cell table:style-name="ce26"/>
          <table:table-cell table:style-name="ce26" office:value-type="string" table:number-columns-spanned="2" table:number-rows-spanned="1">
            <text:p>Creación del diagrama entidad-relación</text:p>
          </table:table-cell>
          <table:covered-table-cell table:style-name="ce26"/>
          <table:table-cell table:style-name="ce22" table:content-validation-name="val1" office:value-type="string">
            <text:p>Análisis y Diseño</text:p>
          </table:table-cell>
          <table:table-cell table:style-name="ce34" table:content-validation-name="val2"/>
          <table:table-cell table:style-name="ce22" table:content-validation-name="val3" office:value-type="string">
            <text:p>Daniel Castillo</text:p>
          </table:table-cell>
          <table:table-cell table:style-name="ce46" office:value-type="float" office:value="21">
            <text:p>21</text:p>
          </table:table-cell>
          <table:table-cell table:style-name="ce46" office:value-type="float" office:value="18">
            <text:p>18</text:p>
          </table:table-cell>
          <table:table-cell table:style-name="ce46" office:value-type="float" office:value="15">
            <text:p>15</text:p>
          </table:table-cell>
          <table:table-cell table:style-name="ce46" office:value-type="float" office:value="12">
            <text:p>12</text:p>
          </table:table-cell>
          <table:table-cell table:style-name="ce46" office:value-type="float" office:value="9">
            <text:p>9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0">
            <text:p>0</text:p>
          </table:table-cell>
          <table:table-cell table:style-name="ce46" table:number-columns-repeated="9"/>
          <table:table-cell table:style-name="ce37" table:number-columns-repeated="13"/>
          <table:table-cell table:number-columns-repeated="985"/>
        </table:table-row>
        <table:table-row table:style-name="ro8">
          <table:table-cell/>
          <table:table-cell table:style-name="ce23" office:value-type="float" office:value="2">
            <text:p>2</text:p>
          </table:table-cell>
          <table:table-cell table:style-name="ce27" office:value-type="string" table:number-columns-spanned="2" table:number-rows-spanned="1">
            <text:p>Integración de frameworks de trabajo</text:p>
          </table:table-cell>
          <table:covered-table-cell table:style-name="ce28"/>
          <table:table-cell table:style-name="ce28" office:value-type="string" table:number-columns-spanned="2" table:number-rows-spanned="1">
            <text:p>Configuración Spring MVC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5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19"/>
          <table:table-cell table:number-columns-repeated="985"/>
        </table:table-row>
        <table:table-row table:style-name="ro8">
          <table:table-cell/>
          <table:table-cell table:style-name="ce23"/>
          <table:table-cell table:style-name="ce28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Configuración e integración de Hibernate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5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18"/>
          <table:table-cell table:number-columns-repeated="985"/>
        </table:table-row>
        <table:table-row table:style-name="ro8">
          <table:table-cell/>
          <table:table-cell table:style-name="ce23"/>
          <table:table-cell table:style-name="ce28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Configuración e integración de Sitemesh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5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17"/>
          <table:table-cell table:number-columns-repeated="985"/>
        </table:table-row>
        <table:table-row table:style-name="ro8">
          <table:table-cell/>
          <table:table-cell table:style-name="ce23"/>
          <table:table-cell table:style-name="ce28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Configuración e integración de DWR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5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16"/>
          <table:table-cell table:number-columns-repeated="985"/>
        </table:table-row>
        <table:table-row table:style-name="ro8">
          <table:table-cell/>
          <table:table-cell table:style-name="ce22" office:value-type="float" office:value="3">
            <text:p>3</text:p>
          </table:table-cell>
          <table:table-cell table:style-name="ce29" office:value-type="string" table:number-columns-spanned="2" table:number-rows-spanned="1">
            <text:p>Configuración de Srping-Security</text:p>
          </table:table-cell>
          <table:covered-table-cell table:style-name="ce26"/>
          <table:table-cell table:style-name="ce31" office:value-type="string" table:number-columns-spanned="2" table:number-rows-spanned="1">
            <text:p>Configuración e integración de Spring Security</text:p>
          </table:table-cell>
          <table:covered-table-cell table:style-name="ce26"/>
          <table:table-cell table:style-name="ce22" table:content-validation-name="val1" office:value-type="string">
            <text:p>Implementación</text:p>
          </table:table-cell>
          <table:table-cell table:style-name="ce34" table:content-validation-name="val2"/>
          <table:table-cell table:style-name="ce22" table:content-validation-name="val3" office:value-type="string">
            <text:p>Daniel Castillo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0">
            <text:p>0</text:p>
          </table:table-cell>
          <table:table-cell table:style-name="ce46" table:number-columns-repeated="2"/>
          <table:table-cell table:style-name="ce37" table:number-columns-repeated="13"/>
          <table:table-cell table:number-columns-repeated="985"/>
        </table:table-row>
        <table:table-row table:style-name="ro5">
          <table:table-cell/>
          <table:table-cell table:style-name="ce22" office:value-type="float" office:value="4">
            <text:p>4</text:p>
          </table:table-cell>
          <table:table-cell table:style-name="ce29" office:value-type="string" table:number-columns-spanned="2" table:number-rows-spanned="1">
            <text:p>ABC de Cursos</text:p>
          </table:table-cell>
          <table:covered-table-cell table:style-name="ce26"/>
          <table:table-cell table:style-name="ce31" office:value-type="string" table:number-columns-spanned="2" table:number-rows-spanned="1">
            <text:p>AC de Cursos</text:p>
          </table:table-cell>
          <table:covered-table-cell table:style-name="ce26"/>
          <table:table-cell table:style-name="ce22" table:content-validation-name="val1" office:value-type="string">
            <text:p>Implementación</text:p>
          </table:table-cell>
          <table:table-cell table:style-name="ce34" table:content-validation-name="val2"/>
          <table:table-cell table:style-name="ce22" table:content-validation-name="val3" office:value-type="string">
            <text:p>Mario Batres</text:p>
          </table:table-cell>
          <table:table-cell table:style-name="ce46" table:number-columns-repeated="17"/>
          <table:table-cell table:style-name="ce37" table:number-columns-repeated="11"/>
          <table:table-cell table:style-name="ce37" office:value-type="float" office:value="7">
            <text:p>7</text:p>
          </table:table-cell>
          <table:table-cell table:style-name="ce37"/>
          <table:table-cell table:number-columns-repeated="985"/>
        </table:table-row>
        <table:table-row table:style-name="ro5">
          <table:table-cell/>
          <table:table-cell table:style-name="ce22"/>
          <table:table-cell table:style-name="ce29" table:number-columns-spanned="2" table:number-rows-spanned="1"/>
          <table:covered-table-cell table:style-name="ce26"/>
          <table:table-cell table:style-name="ce31" table:number-columns-spanned="2" table:number-rows-spanned="1"/>
          <table:covered-table-cell table:style-name="ce26"/>
          <table:table-cell table:style-name="ce22" table:content-validation-name="val1"/>
          <table:table-cell table:style-name="ce34" table:content-validation-name="val2"/>
          <table:table-cell table:style-name="ce22" table:content-validation-name="val3"/>
          <table:table-cell table:style-name="ce46" table:number-columns-repeated="17"/>
          <table:table-cell table:style-name="ce37" table:number-columns-repeated="13"/>
          <table:table-cell table:number-columns-repeated="985"/>
        </table:table-row>
        <table:table-row table:style-name="ro5">
          <table:table-cell/>
          <table:table-cell table:style-name="ce22"/>
          <table:table-cell table:style-name="ce29" table:number-columns-spanned="2" table:number-rows-spanned="1"/>
          <table:covered-table-cell table:style-name="ce26"/>
          <table:table-cell table:style-name="ce31" table:number-columns-spanned="2" table:number-rows-spanned="1"/>
          <table:covered-table-cell table:style-name="ce26"/>
          <table:table-cell table:style-name="ce22" table:content-validation-name="val1"/>
          <table:table-cell table:style-name="ce34" table:content-validation-name="val2"/>
          <table:table-cell table:style-name="ce22" table:content-validation-name="val3"/>
          <table:table-cell table:style-name="ce46" table:number-columns-repeated="17"/>
          <table:table-cell table:style-name="ce37" table:number-columns-repeated="13"/>
          <table:table-cell table:number-columns-repeated="985"/>
        </table:table-row>
        <table:table-row table:style-name="ro5">
          <table:table-cell/>
          <table:table-cell table:style-name="ce24"/>
          <table:table-cell table:style-name="ce29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24" table:content-validation-name="val1"/>
          <table:table-cell table:style-name="ce36" table:content-validation-name="val2"/>
          <table:table-cell table:style-name="ce24" table:content-validation-name="val3"/>
          <table:table-cell table:style-name="ce37" table:number-columns-repeated="30"/>
          <table:table-cell table:number-columns-repeated="985"/>
        </table:table-row>
        <table:table-row table:style-name="ro3" table:number-rows-repeated="3">
          <table:table-cell table:number-columns-repeated="1024"/>
        </table:table-row>
        <table:table-row table:style-name="ro6">
          <table:table-cell table:number-columns-repeated="9"/>
          <table:table-cell table:style-name="ce48" table:formula="of:=[.J5]" office:value-type="date" office:date-value="2010-04-05">
            <text:p>Apr 05</text:p>
          </table:table-cell>
          <table:table-cell table:style-name="ce48" table:formula="of:=[.K5]" office:value-type="date" office:date-value="2010-04-06">
            <text:p>Apr 06</text:p>
          </table:table-cell>
          <table:table-cell table:style-name="ce51" table:formula="of:=[.L5]" office:value-type="date" office:date-value="2010-04-07">
            <text:p>Apr 07</text:p>
          </table:table-cell>
          <table:table-cell table:style-name="ce51" table:formula="of:=[.M5]" office:value-type="date" office:date-value="2010-04-08">
            <text:p>Apr 08</text:p>
          </table:table-cell>
          <table:table-cell table:style-name="ce51" table:formula="of:=[.N5]" office:value-type="date" office:date-value="2010-04-09">
            <text:p>Apr 09</text:p>
          </table:table-cell>
          <table:table-cell table:style-name="ce51" table:formula="of:=[.O5]" office:value-type="date" office:date-value="2010-04-10">
            <text:p>Apr 10</text:p>
          </table:table-cell>
          <table:table-cell table:style-name="ce51" table:formula="of:=[.P5]" office:value-type="date" office:date-value="2010-04-11">
            <text:p>Apr 11</text:p>
          </table:table-cell>
          <table:table-cell table:style-name="ce51" table:formula="of:=[.Q5]" office:value-type="date" office:date-value="2010-04-12">
            <text:p>Apr 12</text:p>
          </table:table-cell>
          <table:table-cell table:style-name="ce51" table:formula="of:=[.R5]" office:value-type="date" office:date-value="2010-04-13">
            <text:p>Apr 13</text:p>
          </table:table-cell>
          <table:table-cell table:style-name="ce51" table:formula="of:=[.S5]" office:value-type="date" office:date-value="2010-04-14">
            <text:p>Apr 14</text:p>
          </table:table-cell>
          <table:table-cell table:style-name="ce51" table:formula="of:=[.T5]" office:value-type="date" office:date-value="2010-04-15">
            <text:p>Apr 15</text:p>
          </table:table-cell>
          <table:table-cell table:style-name="ce51" table:formula="of:=[.U5]" office:value-type="date" office:date-value="2010-04-16">
            <text:p>Apr 16</text:p>
          </table:table-cell>
          <table:table-cell table:style-name="ce51" table:formula="of:=[.V5]" office:value-type="date" office:date-value="2010-04-17">
            <text:p>Apr 17</text:p>
          </table:table-cell>
          <table:table-cell table:style-name="ce51" table:formula="of:=[.W5]" office:value-type="date" office:date-value="2010-04-18">
            <text:p>Apr 18</text:p>
          </table:table-cell>
          <table:table-cell table:style-name="ce51" table:formula="of:=[.X5]" office:value-type="date" office:date-value="2010-04-19">
            <text:p>Apr 19</text:p>
          </table:table-cell>
          <table:table-cell table:style-name="ce51" table:formula="of:=[.Y5]" office:value-type="date" office:date-value="2010-04-20">
            <text:p>Apr 20</text:p>
          </table:table-cell>
          <table:table-cell table:style-name="ce51" table:formula="of:=[.Z5]" office:value-type="date" office:date-value="2010-04-21">
            <text:p>Apr 21</text:p>
          </table:table-cell>
          <table:table-cell table:style-name="ce51" table:formula="of:=[.AA5]" office:value-type="date" office:date-value="2010-04-22">
            <text:p>Apr 22</text:p>
          </table:table-cell>
          <table:table-cell table:style-name="ce51" table:formula="of:=[.AB5]" office:value-type="date" office:date-value="2010-04-23">
            <text:p>Apr 23</text:p>
          </table:table-cell>
          <table:table-cell table:style-name="ce51" table:formula="of:=[.AC5]" office:value-type="date" office:date-value="2010-04-24">
            <text:p>Apr 24</text:p>
          </table:table-cell>
          <table:table-cell table:style-name="ce51"/>
          <table:table-cell table:style-name="ce51" table:formula="of:=[.AE5]" office:value-type="date" office:date-value="2010-04-26">
            <text:p>Apr 26</text:p>
          </table:table-cell>
          <table:table-cell table:style-name="ce51" table:formula="of:=[.AF5]" office:value-type="date" office:date-value="2010-04-27">
            <text:p>Apr 27</text:p>
          </table:table-cell>
          <table:table-cell table:style-name="ce51" table:formula="of:=[.AG5]" office:value-type="date" office:date-value="2010-04-28">
            <text:p>Apr 28</text:p>
          </table:table-cell>
          <table:table-cell table:style-name="ce51" table:formula="of:=[.AH5]" office:value-type="date" office:date-value="2010-04-29">
            <text:p>Apr 29</text:p>
          </table:table-cell>
          <table:table-cell table:style-name="ce51" table:formula="of:=[.AI5]" office:value-type="date" office:date-value="2010-04-30">
            <text:p>Apr 30</text:p>
          </table:table-cell>
          <table:table-cell table:style-name="ce51" table:formula="of:=[.AJ5]" office:value-type="date" office:date-value="2010-05-01">
            <text:p>May 01</text:p>
          </table:table-cell>
          <table:table-cell table:style-name="ce51" table:formula="of:=[.AK5]" office:value-type="date" office:date-value="2010-05-02">
            <text:p>May 02</text:p>
          </table:table-cell>
          <table:table-cell table:style-name="ce51" table:formula="of:=[.AL5]" office:value-type="date" office:date-value="2010-05-03">
            <text:p>May 03</text:p>
          </table:table-cell>
          <table:table-cell table:style-name="ce51" table:formula="of:=[.AM5]">
            <text:p/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7" table:content-validation-name="val4" table:formula="of:=[$Configuracion.D14]" office:value-type="string" office:string-value="Daniel Castillo">
            <text:p>Daniel Castillo</text:p>
          </table:table-cell>
          <table:table-cell table:style-name="ce37" table:formula="of:=SUMIF([.I10:.I20];[.I25];[.J10:.J20])" office:value-type="float" office:value="48">
            <text:p>48</text:p>
          </table:table-cell>
          <table:table-cell table:style-name="ce37" table:formula="of:=SUMIF([.I10:.I20];[.I25];[.K10:.K20])" office:value-type="float" office:value="42">
            <text:p>42</text:p>
          </table:table-cell>
          <table:table-cell table:style-name="ce37" table:formula="of:=SUMIF([.I10:.I20];[.I25];[.L10:.L20])" office:value-type="float" office:value="39">
            <text:p>39</text:p>
          </table:table-cell>
          <table:table-cell table:style-name="ce37" table:formula="of:=SUMIF([.I10:.I20];[.I25];[.M10:.M20])" office:value-type="float" office:value="36">
            <text:p>36</text:p>
          </table:table-cell>
          <table:table-cell table:style-name="ce37" table:formula="of:=SUMIF([.I10:.I20];[.I25];[.N10:.N20])" office:value-type="float" office:value="33">
            <text:p>33</text:p>
          </table:table-cell>
          <table:table-cell table:style-name="ce37" table:formula="of:=SUMIF([.I10:.I20];[.I25];[.O10:.O20])" office:value-type="float" office:value="30">
            <text:p>30</text:p>
          </table:table-cell>
          <table:table-cell table:style-name="ce37" table:formula="of:=SUMIF([.I10:.I20];[.I25];[.P10:.P20])" office:value-type="float" office:value="27">
            <text:p>27</text:p>
          </table:table-cell>
          <table:table-cell table:style-name="ce37" table:formula="of:=SUMIF([.I10:.I20];[.I25];[.Q10:.Q20])" office:value-type="float" office:value="24">
            <text:p>24</text:p>
          </table:table-cell>
          <table:table-cell table:style-name="ce37" table:formula="of:=SUMIF([.I10:.I20];[.I25];[.R10:.R20])" office:value-type="float" office:value="21">
            <text:p>21</text:p>
          </table:table-cell>
          <table:table-cell table:style-name="ce37" table:formula="of:=SUMIF([.I10:.I20];[.I25];[.S10:.S20])" office:value-type="float" office:value="18">
            <text:p>18</text:p>
          </table:table-cell>
          <table:table-cell table:style-name="ce37" table:formula="of:=SUMIF([.I10:.I20];[.I25];[.T10:.T20])" office:value-type="float" office:value="15">
            <text:p>15</text:p>
          </table:table-cell>
          <table:table-cell table:style-name="ce37" table:formula="of:=SUMIF([.I10:.I20];[.I25];[.U10:.U20])" office:value-type="float" office:value="12">
            <text:p>12</text:p>
          </table:table-cell>
          <table:table-cell table:style-name="ce37" table:formula="of:=SUMIF([.I10:.I20];[.I25];[.V10:.V20])" office:value-type="float" office:value="9">
            <text:p>9</text:p>
          </table:table-cell>
          <table:table-cell table:style-name="ce37" table:formula="of:=SUMIF([.I10:.I20];[.I25];[.W10:.W20])" office:value-type="float" office:value="3">
            <text:p>3</text:p>
          </table:table-cell>
          <table:table-cell table:style-name="ce37" table:formula="of:=SUMIF([.I10:.I20];[.I25];[.X10:.X20])" office:value-type="float" office:value="0">
            <text:p>0</text:p>
          </table:table-cell>
          <table:table-cell table:style-name="ce37" table:formula="of:=SUMIF([.I10:.I20];[.I25];[.Y10:.Y20])" office:value-type="float" office:value="0">
            <text:p>0</text:p>
          </table:table-cell>
          <table:table-cell table:style-name="ce37" table:formula="of:=SUMIF([.I10:.I20];[.I25];[.Z10:.Z20])" office:value-type="float" office:value="0">
            <text:p>0</text:p>
          </table:table-cell>
          <table:table-cell table:style-name="ce37" table:formula="of:=SUMIF([.I10:.I20];[.I25];[.AA10:.AA20])" office:value-type="float" office:value="0">
            <text:p>0</text:p>
          </table:table-cell>
          <table:table-cell table:style-name="ce37" table:formula="of:=SUMIF([.I10:.I20];[.I25];[.AB10:.AB20])" office:value-type="float" office:value="0">
            <text:p>0</text:p>
          </table:table-cell>
          <table:table-cell table:style-name="ce37" table:formula="of:=SUMIF([.I10:.I20];[.I25];[.AC10:.AC20])" office:value-type="float" office:value="0">
            <text:p>0</text:p>
          </table:table-cell>
          <table:table-cell table:style-name="ce37" table:formula="of:=SUMIF([.I10:.I20];[.I25];[.AD10:.AD20])" office:value-type="float" office:value="0">
            <text:p>0</text:p>
          </table:table-cell>
          <table:table-cell table:style-name="ce37" table:formula="of:=SUMIF([.I10:.I20];[.I25];[.AE10:.AE20])" office:value-type="float" office:value="0">
            <text:p>0</text:p>
          </table:table-cell>
          <table:table-cell table:style-name="ce37" table:formula="of:=SUMIF([.I10:.I20];[.I25];[.AF10:.AF20])" office:value-type="float" office:value="0">
            <text:p>0</text:p>
          </table:table-cell>
          <table:table-cell table:style-name="ce37" table:formula="of:=SUMIF([.I10:.I20];[.I25];[.AG10:.AG20])" office:value-type="float" office:value="0">
            <text:p>0</text:p>
          </table:table-cell>
          <table:table-cell table:style-name="ce37" table:formula="of:=SUMIF([.I10:.I20];[.I25];[.AH10:.AH20])" office:value-type="float" office:value="0">
            <text:p>0</text:p>
          </table:table-cell>
          <table:table-cell table:style-name="ce37" table:formula="of:=SUMIF([.I10:.I20];[.I25];[.AI10:.AI20])" office:value-type="float" office:value="0">
            <text:p>0</text:p>
          </table:table-cell>
          <table:table-cell table:style-name="ce37" table:formula="of:=SUMIF([.I10:.I20];[.I25];[.AJ10:.AJ20])" office:value-type="float" office:value="0">
            <text:p>0</text:p>
          </table:table-cell>
          <table:table-cell table:style-name="ce37" table:formula="of:=SUMIF([.I10:.I20];[.I25];[.AK10:.AK20])" office:value-type="float" office:value="0">
            <text:p>0</text:p>
          </table:table-cell>
          <table:table-cell table:style-name="ce37" table:formula="of:=SUMIF([.I10:.I20];[.I25];[.AL10:.AL20])" office:value-type="float" office:value="0">
            <text:p>0</text:p>
          </table:table-cell>
          <table:table-cell table:style-name="ce37" table:formula="of:=SUMIF([.I10:.I20];[.I25];[.AM10:.AM20])" office:value-type="float" office:value="0">
            <text:p>0</text:p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7" table:content-validation-name="val4" table:formula="of:=[$Configuracion.D15]" office:value-type="string" office:string-value="Mario Batres">
            <text:p>Mario Batres</text:p>
          </table:table-cell>
          <table:table-cell table:style-name="ce37" table:formula="of:=SUMIF([.I10:.I20];[.I26];[.J10:.J20])" office:value-type="float" office:value="0">
            <text:p>0</text:p>
          </table:table-cell>
          <table:table-cell table:style-name="ce37" table:formula="of:=SUMIF([.I10:.I20];[.I26];[.K10:.K20])" office:value-type="float" office:value="0">
            <text:p>0</text:p>
          </table:table-cell>
          <table:table-cell table:style-name="ce37" table:formula="of:=SUMIF([.I10:.I20];[.I26];[.L10:.L20])" office:value-type="float" office:value="0">
            <text:p>0</text:p>
          </table:table-cell>
          <table:table-cell table:style-name="ce37" table:formula="of:=SUMIF([.I10:.I20];[.I26];[.M10:.M20])" office:value-type="float" office:value="0">
            <text:p>0</text:p>
          </table:table-cell>
          <table:table-cell table:style-name="ce37" table:formula="of:=SUMIF([.I10:.I20];[.I26];[.N10:.N20])" office:value-type="float" office:value="0">
            <text:p>0</text:p>
          </table:table-cell>
          <table:table-cell table:style-name="ce37" table:formula="of:=SUMIF([.I10:.I20];[.I26];[.O10:.O20])" office:value-type="float" office:value="0">
            <text:p>0</text:p>
          </table:table-cell>
          <table:table-cell table:style-name="ce37" table:formula="of:=SUMIF([.I10:.I20];[.I26];[.P10:.P20])" office:value-type="float" office:value="0">
            <text:p>0</text:p>
          </table:table-cell>
          <table:table-cell table:style-name="ce37" table:formula="of:=SUMIF([.I10:.I20];[.I26];[.Q10:.Q20])" office:value-type="float" office:value="0">
            <text:p>0</text:p>
          </table:table-cell>
          <table:table-cell table:style-name="ce37" table:formula="of:=SUMIF([.I10:.I20];[.I26];[.R10:.R20])" office:value-type="float" office:value="0">
            <text:p>0</text:p>
          </table:table-cell>
          <table:table-cell table:style-name="ce37" table:formula="of:=SUMIF([.I10:.I20];[.I26];[.S10:.S20])" office:value-type="float" office:value="0">
            <text:p>0</text:p>
          </table:table-cell>
          <table:table-cell table:style-name="ce37" table:formula="of:=SUMIF([.I10:.I20];[.I26];[.T10:.T20])" office:value-type="float" office:value="0">
            <text:p>0</text:p>
          </table:table-cell>
          <table:table-cell table:style-name="ce37" table:formula="of:=SUMIF([.I10:.I20];[.I26];[.U10:.U20])" office:value-type="float" office:value="0">
            <text:p>0</text:p>
          </table:table-cell>
          <table:table-cell table:style-name="ce37" table:formula="of:=SUMIF([.I10:.I20];[.I26];[.V10:.V20])" office:value-type="float" office:value="0">
            <text:p>0</text:p>
          </table:table-cell>
          <table:table-cell table:style-name="ce37" table:formula="of:=SUMIF([.I10:.I20];[.I26];[.W10:.W20])" office:value-type="float" office:value="0">
            <text:p>0</text:p>
          </table:table-cell>
          <table:table-cell table:style-name="ce37" table:formula="of:=SUMIF([.I10:.I20];[.I26];[.X10:.X20])" office:value-type="float" office:value="0">
            <text:p>0</text:p>
          </table:table-cell>
          <table:table-cell table:style-name="ce37" table:formula="of:=SUMIF([.I10:.I20];[.I26];[.Y10:.Y20])" office:value-type="float" office:value="0">
            <text:p>0</text:p>
          </table:table-cell>
          <table:table-cell table:style-name="ce37" table:formula="of:=SUMIF([.I10:.I20];[.I26];[.Z10:.Z20])" office:value-type="float" office:value="0">
            <text:p>0</text:p>
          </table:table-cell>
          <table:table-cell table:style-name="ce37" table:formula="of:=SUMIF([.I10:.I20];[.I26];[.AA10:.AA20])" office:value-type="float" office:value="0">
            <text:p>0</text:p>
          </table:table-cell>
          <table:table-cell table:style-name="ce37" table:formula="of:=SUMIF([.I10:.I20];[.I26];[.AB10:.AB20])" office:value-type="float" office:value="0">
            <text:p>0</text:p>
          </table:table-cell>
          <table:table-cell table:style-name="ce37" table:formula="of:=SUMIF([.I10:.I20];[.I26];[.AC10:.AC20])" office:value-type="float" office:value="0">
            <text:p>0</text:p>
          </table:table-cell>
          <table:table-cell table:style-name="ce37" table:formula="of:=SUMIF([.I10:.I20];[.I26];[.AD10:.AD20])" office:value-type="float" office:value="0">
            <text:p>0</text:p>
          </table:table-cell>
          <table:table-cell table:style-name="ce37" table:formula="of:=SUMIF([.I10:.I20];[.I26];[.AE10:.AE20])" office:value-type="float" office:value="0">
            <text:p>0</text:p>
          </table:table-cell>
          <table:table-cell table:style-name="ce37" table:formula="of:=SUMIF([.I10:.I20];[.I26];[.AF10:.AF20])" office:value-type="float" office:value="0">
            <text:p>0</text:p>
          </table:table-cell>
          <table:table-cell table:style-name="ce37" table:formula="of:=SUMIF([.I10:.I20];[.I26];[.AG10:.AG20])" office:value-type="float" office:value="0">
            <text:p>0</text:p>
          </table:table-cell>
          <table:table-cell table:style-name="ce37" table:formula="of:=SUMIF([.I10:.I20];[.I26];[.AH10:.AH20])" office:value-type="float" office:value="0">
            <text:p>0</text:p>
          </table:table-cell>
          <table:table-cell table:style-name="ce37" table:formula="of:=SUMIF([.I10:.I20];[.I26];[.AI10:.AI20])" office:value-type="float" office:value="0">
            <text:p>0</text:p>
          </table:table-cell>
          <table:table-cell table:style-name="ce37" table:formula="of:=SUMIF([.I10:.I20];[.I26];[.AJ10:.AJ20])" office:value-type="float" office:value="0">
            <text:p>0</text:p>
          </table:table-cell>
          <table:table-cell table:style-name="ce37" table:formula="of:=SUMIF([.I10:.I20];[.I26];[.AK10:.AK20])" office:value-type="float" office:value="0">
            <text:p>0</text:p>
          </table:table-cell>
          <table:table-cell table:style-name="ce37" table:formula="of:=SUMIF([.I10:.I20];[.I26];[.AL10:.AL20])" office:value-type="float" office:value="7">
            <text:p>7</text:p>
          </table:table-cell>
          <table:table-cell table:style-name="ce37" table:formula="of:=SUMIF([.I10:.I20];[.I26];[.AM10:.AM20])" office:value-type="float" office:value="0">
            <text:p>0</text:p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8"/>
          <table:table-cell table:style-name="ce38" table:number-columns-repeated="30"/>
          <table:table-cell table:number-columns-repeated="985"/>
        </table:table-row>
        <table:table-row table:style-name="ro5">
          <table:table-cell table:number-columns-repeated="8"/>
          <table:table-cell table:style-name="ce38" table:number-columns-repeated="31"/>
          <table:table-cell table:number-columns-repeated="985"/>
        </table:table-row>
        <table:table-row table:style-name="ro3" table:number-rows-repeated="65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4" table:print="false">
        <office:forms form:automatic-focus="false" form:apply-design-mode="false"/>
        <table:table-column table:style-name="co3" table:default-cell-style-name="ce8"/>
        <table:table-column table:style-name="co9" table:number-columns-repeated="4" table:default-cell-style-name="ce8"/>
        <table:table-column table:style-name="co3" table:default-cell-style-name="ce8"/>
        <table:table-column table:style-name="co10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/>
          <table:table-cell table:style-name="ce12" office:value-type="string">
            <text:p>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number-columns-repeated="1015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/>
          <table:table-cell table:style-name="ce13" table:formula="of:=[$Configuracion.B9]" office:value-type="float" office:value="1">
            <text:p>1</text:p>
          </table:table-cell>
          <table:table-cell table:style-name="ce19" table:formula="of:=[$Configuracion.C9]" office:value-type="date" office:date-value="2010-04-05">
            <text:p>Apr 05</text:p>
          </table:table-cell>
          <table:table-cell table:style-name="ce13" table:formula="of:=[$Configuracion.D9]" office:value-type="float" office:value="20">
            <text:p>20</text:p>
          </table:table-cell>
          <table:table-cell table:number-columns-repeated="1015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>
            <draw:frame table:end-cell-address="Graficos.J29" table:end-x="0.0012in" table:end-y="0.011in" draw:z-index="0" draw:name="2 Gráfico" draw:style-name="gr2" svg:width="10.3776in" svg:height="3.8748in" svg:x="0in" svg:y="0.0008in">
              <draw:object draw:notify-on-update-of-ranges="Sprint.J5:Sprint.AM5 Sprint.J7:Sprint.AM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/>
          <table:table-cell>
            <draw:frame table:end-cell-address="Graficos.J52" table:end-x="0.0012in" table:end-y="0.0106in" draw:z-index="1" draw:name="3 Gráfico" draw:style-name="gr2" svg:width="10.3776in" svg:height="3.8752in" svg:x="0in" svg:y="0in">
              <draw:object draw:notify-on-update-of-ranges="Sprint.J5:Sprint.AM5 Sprint.J6:Sprint.AM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/>
          <table:table-cell>
            <draw:frame table:end-cell-address="Graficos.J75" table:end-x="0.0012in" table:end-y="0.0106in" draw:z-index="2" draw:name="4 Gráfico" draw:style-name="gr2" svg:width="10.3776in" svg:height="3.8752in" svg:x="0in" svg:y="0in">
              <draw:object draw:notify-on-update-of-ranges="Sprint.J24:Sprint.AM24 Sprint.I25:Sprint.I25 Sprint.J25:Sprint.AM25 Sprint.I26:Sprint.I26 Sprint.J26:Sprint.AM26 Sprint.I27:Sprint.I27 Sprint.J27:Sprint.AM2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6548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9P0" style:volatile="true">
      <number:text>Q</number:text>
      <number:number number:decimal-places="0" number:min-integer-digits="1" number:grouping="true"/>
      <number:text> </number:text>
    </number:number-style>
    <number:number-style style:name="N119">
      <number:text>(Q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Q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Q</number:text>
      <number:number number:decimal-places="2" number:min-integer-digits="1" number:grouping="true"/>
      <number:text> </number:text>
    </number:number-style>
    <number:number-style style:name="N122">
      <number:text>(Q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Q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Q</number:text>
      <number:number number:decimal-places="0" number:min-integer-digits="1" number:grouping="true"/>
      <number:text> </number:text>
    </number:number-style>
    <number:number-style style:name="N135P1" style:volatile="true">
      <number:text> Q(</number:text>
      <number:number number:decimal-places="0" number:min-integer-digits="1" number:grouping="true"/>
      <number:text>)</number:text>
    </number:number-style>
    <number:number-style style:name="N135P2" style:volatile="true">
      <number:text> Q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Q</number:text>
      <number:number number:decimal-places="2" number:min-integer-digits="1" number:grouping="true"/>
      <number:text> </number:text>
    </number:number-style>
    <number:number-style style:name="N143P1" style:volatile="true">
      <number:text> Q(</number:text>
      <number:number number:decimal-places="2" number:min-integer-digits="1" number:grouping="true"/>
      <number:text>)</number:text>
    </number:number-style>
    <number:number-style style:name="N143P2" style:volatile="true">
      <number:text> Q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3">05/03/2010</text:date>, <text:time>19:00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varo Daniel Castillo Carrera</meta:initial-creator>
    <meta:creation-date>2009-04-30T16:00:01</meta:creation-date>
    <dc:creator>Mario Batres</dc:creator>
    <dc:date>2010-05-03T19:00:54</dc:date>
    <meta:generator>OpenOffice.org/3.1$Unix OpenOffice.org_project/310m19$Build-9420</meta:generator>
    <meta:editing-duration>PT03H40M13S</meta:editing-duration>
    <meta:editing-cycles>12</meta:editing-cycles>
    <meta:document-statistic meta:table-count="4" meta:cell-count="37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month number:textual="true"/>
      <number:text> </number:text>
      <number:day number:style="long"/>
    </number:date-style>
    <style:style style:name="ch1" style:family="chart">
      <style:graphic-properties draw:stroke="solid" svg:stroke-width="0.07cm"/>
    </style:style>
    <style:style style:name="ch2" style:family="chart">
      <style:chart-properties chart:auto-position="true"/>
      <style:graphic-properties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fill="gradient" draw:fill-color="#d9d9d9" draw:fill-gradient-name="Excel_20_gradient_20_3"/>
      <style:text-properties fo:color="#000000" fo:font-family="Calibri" fo:font-size="10pt" style:font-size-asian="10pt" style:font-size-complex="10pt"/>
    </style:style>
    <style:style style:name="ch4" style:family="chart">
      <style:chart-properties chart:connect-bars="false" chart:auto-position="true" chart:auto-size="true" chart:treat-empty-cells="leave-gap" chart:series-source="rows"/>
    </style:style>
    <style:style style:name="ch5" style:family="chart" style:data-style-name="N33">
      <style:chart-properties chart:display-label="true" chart:tick-marks-major-inner="false" chart:tick-marks-major-outer="false" chart:logarithmic="false" chart:text-overlap="true" chart:reverse-direction="false" text:line-break="true" chart:label-arrangement="side-by-side" chart:link-data-style-to-source="false" chart:visibl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visibl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graphic-properties draw:fill-color="#00000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graphic-properties draw:stroke="none" draw:fill="gradient" draw:fill-gradient-name="Excel_20_gradient_20_2"/>
      <style:text-properties fo:font-size="6pt" style:font-size-asian="6pt" style:font-size-complex="6pt"/>
    </style:style>
    <style:style style:name="ch10" style:family="chart">
      <style:graphic-properties draw:stroke="solid" draw:fill="gradient" draw:fill-color="#d9d9d9" draw:fill-gradient-name="Excel_20_gradient_20_1"/>
    </style:style>
    <style:style style:name="ch11" style:family="chart">
      <style:graphic-properties draw:fill-color="#d9d9d9"/>
    </style:style>
  </office:automatic-styles>
  <office:body>
    <office:chart>
      <chart:chart svg:width="26.36cm" svg:height="10.37cm" chart:class="chart:area" chart:style-name="ch1">
        <chart:title svg:x="9.74cm" svg:y="0.208cm" chart:style-name="ch2">
          <text:p>Gráfico de Esfuerzo</text:p>
        </chart:title>
        <chart:legend chart:legend-position="end" svg:x="21.186cm" svg:y="0.528cm" chart:style-name="ch3"/>
        <chart:plot-area chart:style-name="ch4" table:cell-range-address="Sprint.J5:Sprint.AM5 Sprint.J7:Sprint.AM7" chart:data-source-has-labels="row" svg:x="0.853cm" svg:y="1.156cm" svg:width="22.584cm" svg:height="8.8cm">
          <chart:axis chart:dimension="x" chart:name="primary-x" chart:style-name="ch5">
            <chart:categories table:cell-range-address="Sprint.J5:Sprint.AM5"/>
          </chart:axis>
          <chart:axis chart:dimension="y" chart:name="primary-y" chart:style-name="ch6">
            <chart:title svg:x="0.528cm" svg:y="8.374cm" chart:style-name="ch7">
              <text:p>Horas de Trabajo Pendientes</text:p>
            </chart:title>
            <chart:grid chart:style-name="ch8" chart:class="major"/>
          </chart:axis>
          <chart:series chart:style-name="ch9" chart:values-cell-range-address="Sprint.J7:Sprint.AM7" chart:class="chart:area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M5">Apr 05</text:p>
              </table:table-cell>
              <table:table-cell office:value-type="string">
                <text:p>Apr 06</text:p>
              </table:table-cell>
              <table:table-cell office:value-type="string">
                <text:p>Apr 07</text:p>
              </table:table-cell>
              <table:table-cell office:value-type="string">
                <text:p>Apr 08</text:p>
              </table:table-cell>
              <table:table-cell office:value-type="string">
                <text:p>Apr 09</text:p>
              </table:table-cell>
              <table:table-cell office:value-type="string">
                <text:p>Apr 10</text:p>
              </table:table-cell>
              <table:table-cell office:value-type="string">
                <text:p>Apr 11</text:p>
              </table:table-cell>
              <table:table-cell office:value-type="string">
                <text:p>Apr 12</text:p>
              </table:table-cell>
              <table:table-cell office:value-type="string">
                <text:p>Apr 13</text:p>
              </table:table-cell>
              <table:table-cell office:value-type="string">
                <text:p>Apr 14</text:p>
              </table:table-cell>
              <table:table-cell office:value-type="string">
                <text:p>Apr 15</text:p>
              </table:table-cell>
              <table:table-cell office:value-type="string">
                <text:p>Apr 16</text:p>
              </table:table-cell>
              <table:table-cell office:value-type="string">
                <text:p>Apr 17</text:p>
              </table:table-cell>
              <table:table-cell office:value-type="string">
                <text:p>Apr 18</text:p>
              </table:table-cell>
              <table:table-cell office:value-type="string">
                <text:p>Apr 19</text:p>
              </table:table-cell>
              <table:table-cell office:value-type="string">
                <text:p>Apr 20</text:p>
              </table:table-cell>
              <table:table-cell office:value-type="string">
                <text:p>Apr 21</text:p>
              </table:table-cell>
              <table:table-cell office:value-type="string">
                <text:p>Apr 22</text:p>
              </table:table-cell>
              <table:table-cell office:value-type="string">
                <text:p>Apr 23</text:p>
              </table:table-cell>
              <table:table-cell office:value-type="string">
                <text:p>Apr 24</text:p>
              </table:table-cell>
              <table:table-cell office:value-type="string">
                <text:p>Apr 25</text:p>
              </table:table-cell>
              <table:table-cell office:value-type="string">
                <text:p>Apr 26</text:p>
              </table:table-cell>
              <table:table-cell office:value-type="string">
                <text:p>Apr 27</text:p>
              </table:table-cell>
              <table:table-cell office:value-type="string">
                <text:p>Apr 28</text:p>
              </table:table-cell>
              <table:table-cell office:value-type="string">
                <text:p>Apr 29</text:p>
              </table:table-cell>
              <table:table-cell office:value-type="string">
                <text:p>Apr 30</text:p>
              </table:table-cell>
              <table:table-cell office:value-type="string">
                <text:p>May 01</text:p>
              </table:table-cell>
              <table:table-cell office:value-type="string">
                <text:p>May 02</text:p>
              </table:table-cell>
              <table:table-cell office:value-type="string">
                <text:p>May 03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48">
                <text:p text:id="Sprint.J7:Sprint.AM7">48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Excel_20_gradient_20_1" draw:display-name="Excel gradient 1" draw:style="linear" draw:start-color="#ededed" draw:end-color="#bcbcbc" draw:start-intensity="100%" draw:end-intensity="100%" draw:angle="1800" draw:border="0%"/>
    <draw:gradient draw:name="Excel_20_gradient_20_2" draw:display-name="Excel gradient 2" draw:style="linear" draw:start-color="#0066cc" draw:end-color="#333399" draw:start-intensity="100%" draw:end-intensity="100%" draw:angle="1800" draw:border="0%"/>
    <draw:gradient draw:name="Excel_20_gradient_20_3" draw:display-name="Excel gradient 3" draw:style="linear" draw:start-color="#ededed" draw:end-color="#bcbcbc" draw:start-intensity="100%" draw:end-intensity="100%" draw:angle="18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month number:textual="true"/>
      <number:text> </number:text>
      <number:day number:style="long"/>
    </number:date-style>
    <style:style style:name="ch1" style:family="chart">
      <style:graphic-properties draw:stroke="solid" svg:stroke-width="0.07cm"/>
    </style:style>
    <style:style style:name="ch2" style:family="chart">
      <style:chart-properties chart:auto-position="true"/>
      <style:graphic-properties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fill="gradient" draw:fill-color="#d9d9d9" draw:fill-gradient-name="Excel_20_gradient_20_2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/>
    </style:style>
    <style:style style:name="ch5" style:family="chart" style:data-style-name="N33">
      <style:chart-properties chart:display-label="true" chart:tick-marks-major-inner="false" chart:tick-marks-major-outer="false" chart:logarithmic="false" chart:text-overlap="true" chart:reverse-direction="false" text:line-break="true" chart:label-arrangement="side-by-side" chart:link-data-style-to-source="false" chart:visibl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visibl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graphic-properties draw:fill-color="#00000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chart-properties chart:symbol-type="named-symbol" chart:symbol-name="diamond" chart:symbol-width="0.458cm" chart:symbol-height="0.458cm"/>
      <style:graphic-properties svg:stroke-width="0.105cm" svg:stroke-color="#666699" draw:fill-color="#666699"/>
      <style:text-properties fo:font-size="6pt" style:font-size-asian="6pt" style:font-size-complex="6pt"/>
    </style:style>
    <style:style style:name="ch10" style:family="chart">
      <style:graphic-properties draw:stroke="solid" draw:fill="gradient" draw:fill-color="#d9d9d9" draw:fill-gradient-name="Excel_20_gradient_20_1"/>
    </style:style>
    <style:style style:name="ch11" style:family="chart">
      <style:graphic-properties draw:fill-color="#d9d9d9"/>
    </style:style>
  </office:automatic-styles>
  <office:body>
    <office:chart>
      <chart:chart svg:width="26.36cm" svg:height="10.371cm" chart:class="chart:line" chart:style-name="ch1">
        <chart:title svg:x="10.071cm" svg:y="0.208cm" chart:style-name="ch2">
          <text:p>Gráfico de Tareas</text:p>
        </chart:title>
        <chart:legend chart:legend-position="end" svg:x="21.186cm" svg:y="0.528cm" chart:style-name="ch3"/>
        <chart:plot-area chart:style-name="ch4" table:cell-range-address="Sprint.J5:Sprint.AM6" chart:data-source-has-labels="row" svg:x="0.853cm" svg:y="1.156cm" svg:width="22.584cm" svg:height="8.801cm">
          <chart:axis chart:dimension="x" chart:name="primary-x" chart:style-name="ch5">
            <chart:categories table:cell-range-address="Sprint.J5:Sprint.AM5"/>
          </chart:axis>
          <chart:axis chart:dimension="y" chart:name="primary-y" chart:style-name="ch6">
            <chart:title svg:x="0.528cm" svg:y="7.369cm" chart:style-name="ch7">
              <text:p>Tareas Pendientes</text:p>
            </chart:title>
            <chart:grid chart:style-name="ch8" chart:class="major"/>
          </chart:axis>
          <chart:series chart:style-name="ch9" chart:values-cell-range-address="Sprint.J6:Sprint.AM6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M5">Apr 05</text:p>
              </table:table-cell>
              <table:table-cell office:value-type="string">
                <text:p>Apr 06</text:p>
              </table:table-cell>
              <table:table-cell office:value-type="string">
                <text:p>Apr 07</text:p>
              </table:table-cell>
              <table:table-cell office:value-type="string">
                <text:p>Apr 08</text:p>
              </table:table-cell>
              <table:table-cell office:value-type="string">
                <text:p>Apr 09</text:p>
              </table:table-cell>
              <table:table-cell office:value-type="string">
                <text:p>Apr 10</text:p>
              </table:table-cell>
              <table:table-cell office:value-type="string">
                <text:p>Apr 11</text:p>
              </table:table-cell>
              <table:table-cell office:value-type="string">
                <text:p>Apr 12</text:p>
              </table:table-cell>
              <table:table-cell office:value-type="string">
                <text:p>Apr 13</text:p>
              </table:table-cell>
              <table:table-cell office:value-type="string">
                <text:p>Apr 14</text:p>
              </table:table-cell>
              <table:table-cell office:value-type="string">
                <text:p>Apr 15</text:p>
              </table:table-cell>
              <table:table-cell office:value-type="string">
                <text:p>Apr 16</text:p>
              </table:table-cell>
              <table:table-cell office:value-type="string">
                <text:p>Apr 17</text:p>
              </table:table-cell>
              <table:table-cell office:value-type="string">
                <text:p>Apr 18</text:p>
              </table:table-cell>
              <table:table-cell office:value-type="string">
                <text:p>Apr 19</text:p>
              </table:table-cell>
              <table:table-cell office:value-type="string">
                <text:p>Apr 20</text:p>
              </table:table-cell>
              <table:table-cell office:value-type="string">
                <text:p>Apr 21</text:p>
              </table:table-cell>
              <table:table-cell office:value-type="string">
                <text:p>Apr 22</text:p>
              </table:table-cell>
              <table:table-cell office:value-type="string">
                <text:p>Apr 23</text:p>
              </table:table-cell>
              <table:table-cell office:value-type="string">
                <text:p>Apr 24</text:p>
              </table:table-cell>
              <table:table-cell office:value-type="string">
                <text:p>Apr 25</text:p>
              </table:table-cell>
              <table:table-cell office:value-type="string">
                <text:p>Apr 26</text:p>
              </table:table-cell>
              <table:table-cell office:value-type="string">
                <text:p>Apr 27</text:p>
              </table:table-cell>
              <table:table-cell office:value-type="string">
                <text:p>Apr 28</text:p>
              </table:table-cell>
              <table:table-cell office:value-type="string">
                <text:p>Apr 29</text:p>
              </table:table-cell>
              <table:table-cell office:value-type="string">
                <text:p>Apr 30</text:p>
              </table:table-cell>
              <table:table-cell office:value-type="string">
                <text:p>May 01</text:p>
              </table:table-cell>
              <table:table-cell office:value-type="string">
                <text:p>May 02</text:p>
              </table:table-cell>
              <table:table-cell office:value-type="string">
                <text:p>May 03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7">
                <text:p text:id="Sprint.J6:Sprint.AM6"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Excel_20_gradient_20_1" draw:display-name="Excel gradient 1" draw:style="linear" draw:start-color="#ededed" draw:end-color="#bcbcbc" draw:start-intensity="100%" draw:end-intensity="100%" draw:angle="1800" draw:border="0%"/>
    <draw:gradient draw:name="Excel_20_gradient_20_2" draw:display-name="Excel gradient 2" draw:style="linear" draw:start-color="#ededed" draw:end-color="#bcbcbc" draw:start-intensity="100%" draw:end-intensity="100%" draw:angle="180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month number:textual="true"/>
      <number:text> </number:text>
      <number:day number:style="long"/>
    </number:date-style>
    <style:style style:name="ch1" style:family="chart">
      <style:graphic-properties draw:stroke="solid" svg:stroke-width="0.07cm"/>
    </style:style>
    <style:style style:name="ch2" style:family="chart">
      <style:chart-properties chart:auto-position="true"/>
      <style:graphic-properties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fill="gradient" draw:fill-color="#d9d9d9" draw:fill-gradient-name="Excel_20_gradient_20_2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/>
    </style:style>
    <style:style style:name="ch5" style:family="chart" style:data-style-name="N33">
      <style:chart-properties chart:display-label="true" chart:tick-marks-major-inner="false" chart:tick-marks-major-outer="false" chart:logarithmic="false" chart:text-overlap="true" chart:reverse-direction="false" text:line-break="true" chart:label-arrangement="side-by-side" chart:link-data-style-to-source="false" chart:visibl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visibl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graphic-properties draw:fill-color="#00000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chart-properties chart:symbol-type="named-symbol" chart:symbol-name="diamond" chart:symbol-width="0.458cm" chart:symbol-height="0.458cm"/>
      <style:graphic-properties svg:stroke-width="0.105cm" svg:stroke-color="#666699" draw:fill-color="#666699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square" chart:symbol-width="0.458cm" chart:symbol-height="0.458cm"/>
      <style:graphic-properties svg:stroke-width="0.105cm" svg:stroke-color="#666699" draw:fill-color="#666699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up" chart:symbol-width="0.458cm" chart:symbol-height="0.458cm"/>
      <style:graphic-properties svg:stroke-width="0.105cm"/>
      <style:text-properties fo:font-size="6pt" style:font-size-asian="6pt" style:font-size-complex="6pt"/>
    </style:style>
    <style:style style:name="ch12" style:family="chart">
      <style:graphic-properties draw:stroke="solid" draw:fill="gradient" draw:fill-color="#d9d9d9" draw:fill-gradient-name="Excel_20_gradient_20_1"/>
    </style:style>
    <style:style style:name="ch13" style:family="chart">
      <style:graphic-properties draw:fill-color="#d9d9d9"/>
    </style:style>
  </office:automatic-styles>
  <office:body>
    <office:chart>
      <chart:chart svg:width="26.36cm" svg:height="10.371cm" chart:class="chart:line" chart:style-name="ch1">
        <chart:title svg:x="10.044cm" svg:y="0.208cm" chart:style-name="ch2">
          <text:p>Gráfico Individual</text:p>
        </chart:title>
        <chart:legend chart:legend-position="end" svg:x="7.65cm" svg:y="1.059cm" chart:style-name="ch3"/>
        <chart:plot-area chart:style-name="ch4" table:cell-range-address="Sprint.I24:Sprint.AM27" chart:data-source-has-labels="both" svg:x="0.853cm" svg:y="1.156cm" svg:width="21.128cm" svg:height="8.801cm">
          <chart:axis chart:dimension="x" chart:name="primary-x" chart:style-name="ch5">
            <chart:categories table:cell-range-address="Sprint.J24:Sprint.AM24"/>
          </chart:axis>
          <chart:axis chart:dimension="y" chart:name="primary-y" chart:style-name="ch6">
            <chart:title svg:x="0.528cm" svg:y="7.276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5:Sprint.AM25" chart:label-cell-address="Sprint.I25:Sprint.I25" chart:class="chart:line">
            <chart:data-point chart:repeated="30"/>
          </chart:series>
          <chart:series chart:style-name="ch10" chart:values-cell-range-address="Sprint.J26:Sprint.AM26" chart:label-cell-address="Sprint.I26:Sprint.I26" chart:class="chart:line">
            <chart:data-point chart:repeated="30"/>
          </chart:series>
          <chart:series chart:style-name="ch11" chart:values-cell-range-address="Sprint.J27:Sprint.AM27" chart:label-cell-address="Sprint.I27:Sprint.I27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24:Sprint.AM24">Apr 05</text:p>
              </table:table-cell>
              <table:table-cell office:value-type="string">
                <text:p>Apr 06</text:p>
              </table:table-cell>
              <table:table-cell office:value-type="string">
                <text:p>Apr 07</text:p>
              </table:table-cell>
              <table:table-cell office:value-type="string">
                <text:p>Apr 08</text:p>
              </table:table-cell>
              <table:table-cell office:value-type="string">
                <text:p>Apr 09</text:p>
              </table:table-cell>
              <table:table-cell office:value-type="string">
                <text:p>Apr 10</text:p>
              </table:table-cell>
              <table:table-cell office:value-type="string">
                <text:p>Apr 11</text:p>
              </table:table-cell>
              <table:table-cell office:value-type="string">
                <text:p>Apr 12</text:p>
              </table:table-cell>
              <table:table-cell office:value-type="string">
                <text:p>Apr 13</text:p>
              </table:table-cell>
              <table:table-cell office:value-type="string">
                <text:p>Apr 14</text:p>
              </table:table-cell>
              <table:table-cell office:value-type="string">
                <text:p>Apr 15</text:p>
              </table:table-cell>
              <table:table-cell office:value-type="string">
                <text:p>Apr 16</text:p>
              </table:table-cell>
              <table:table-cell office:value-type="string">
                <text:p>Apr 17</text:p>
              </table:table-cell>
              <table:table-cell office:value-type="string">
                <text:p>Apr 18</text:p>
              </table:table-cell>
              <table:table-cell office:value-type="string">
                <text:p>Apr 19</text:p>
              </table:table-cell>
              <table:table-cell office:value-type="string">
                <text:p>Apr 20</text:p>
              </table:table-cell>
              <table:table-cell office:value-type="string">
                <text:p>Apr 21</text:p>
              </table:table-cell>
              <table:table-cell office:value-type="string">
                <text:p>Apr 22</text:p>
              </table:table-cell>
              <table:table-cell office:value-type="string">
                <text:p>Apr 23</text:p>
              </table:table-cell>
              <table:table-cell office:value-type="string">
                <text:p>Apr 24</text:p>
              </table:table-cell>
              <table:table-cell office:value-type="string">
                <text:p/>
              </table:table-cell>
              <table:table-cell office:value-type="string">
                <text:p>Apr 26</text:p>
              </table:table-cell>
              <table:table-cell office:value-type="string">
                <text:p>Apr 27</text:p>
              </table:table-cell>
              <table:table-cell office:value-type="string">
                <text:p>Apr 28</text:p>
              </table:table-cell>
              <table:table-cell office:value-type="string">
                <text:p>Apr 29</text:p>
              </table:table-cell>
              <table:table-cell office:value-type="string">
                <text:p>Apr 30</text:p>
              </table:table-cell>
              <table:table-cell office:value-type="string">
                <text:p>May 01</text:p>
              </table:table-cell>
              <table:table-cell office:value-type="string">
                <text:p>May 02</text:p>
              </table:table-cell>
              <table:table-cell office:value-type="string">
                <text:p>May 03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Sprint.I25:Sprint.I25">Daniel Castillo</text:p>
              </table:table-cell>
              <table:table-cell office:value-type="float" office:value="48">
                <text:p text:id="Sprint.J25:Sprint.AM25">48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6:Sprint.I26">Mario Batres</text:p>
              </table:table-cell>
              <table:table-cell office:value-type="float" office:value="0">
                <text:p text:id="Sprint.J26:Sprint.AM2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7:Sprint.I27"/>
              </table:table-cell>
              <table:table-cell office:value-type="float" office:value="1.#NAN">
                <text:p text:id="Sprint.J27:Sprint.AM27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Excel_20_gradient_20_1" draw:display-name="Excel gradient 1" draw:style="linear" draw:start-color="#ededed" draw:end-color="#bcbcbc" draw:start-intensity="100%" draw:end-intensity="100%" draw:angle="1800" draw:border="0%"/>
    <draw:gradient draw:name="Excel_20_gradient_20_2" draw:display-name="Excel gradient 2" draw:style="linear" draw:start-color="#ededed" draw:end-color="#bcbcbc" draw:start-intensity="100%" draw:end-intensity="100%" draw:angle="1800" draw:border="0%"/>
  </office:styles>
</office:document-styles>
</file>